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4"/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3"/>
        <table:table-column table:style-name="co4" table:default-cell-style-name="ce3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float" office:value="41708" calcext:value-type="float">
            <text:p>3/10/2014</text:p>
          </table:table-cell>
          <table:table-cell table:style-name="ce2" office:value-type="float" office:value="41709" calcext:value-type="float">
            <text:p>3/11/2014</text:p>
          </table:table-cell>
          <table:table-cell table:style-name="ce2" office:value-type="float" office:value="41710" calcext:value-type="float">
            <text:p>3/12/2014</text:p>
          </table:table-cell>
          <table:table-cell table:style-name="ce2" office:value-type="float" office:value="41711" calcext:value-type="float">
            <text:p>3/13/2014</text:p>
          </table:table-cell>
          <table:table-cell table:style-name="ce5" office:value-type="date" office:date-value="2014-03-18" calcext:value-type="date">
            <text:p>2014-03-18</text:p>
          </table:table-cell>
          <table:table-cell table:style-name="ce5" office:value-type="date" office:date-value="2014-03-19" calcext:value-type="date">
            <text:p>2014-03-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quipos</text:p>
          </table:table-cell>
          <table:table-cell table:style-name="ce7" office:value-type="date" office:date-value="2014-04-01" calcext:value-type="date">
            <text:p>01/04/14</text:p>
          </table:table-cell>
          <table:table-cell table:style-name="ce7" office:value-type="date" office:date-value="2014-04-02" calcext:value-type="date">
            <text:p>02/04/14</text:p>
          </table:table-cell>
          <table:table-cell table:style-name="ce7" office:value-type="date" office:date-value="2014-04-03" calcext:value-type="date">
            <text:p>03/04/14</text:p>
          </table:table-cell>
          <table:table-cell table:style-name="ce7" office:value-type="date" office:date-value="2014-04-07" calcext:value-type="date">
            <text:p>07/04/14</text:p>
          </table:table-cell>
          <table:table-cell table:style-name="ce7" office:value-type="date" office:date-value="2014-04-08" calcext:value-type="date">
            <text:p>08/04/14</text:p>
          </table:table-cell>
          <table:table-cell table:number-columns-repeated="237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/>
          <table:table-cell table:number-columns-repeated="237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3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style-name="ce4"/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0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0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3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/>
          <table:table-cell table:style-name="Default"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4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1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1">
          <table:table-cell table:style-name="Default" table:number-columns-repeated="7"/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14:02:04.0500113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8T23:13:48.209436731</dc:date>
    <meta:editing-duration>P1DT10H50M54S</meta:editing-duration>
    <meta:editing-cycles>23</meta:editing-cycles>
    <meta:generator>LibreOffice/4.1.5.3$Linux_X86_64 LibreOffice_project/dbb87467d9d224568a09b07561d0bf594c7de06</meta:generator>
    <meta:document-statistic meta:table-count="1" meta:cell-count="629" meta:object-count="0"/>
  </office:meta>
</office:document-meta>
</file>